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09:35:51.787960200</dc:date>
    <dc:creator>sehrguey </dc:creator>
    <meta:editing-duration>PT12M16S</meta:editing-duration>
    <meta:editing-cycles>11</meta:editing-cycles>
    <meta:generator>LibreOffice/4.3.3.2$Linux_x86 LibreOffice_project/430m0$Build-2</meta:generator>
    <meta:document-statistic meta:table-count="0" meta:image-count="0" meta:object-count="0" meta:page-count="1" meta:paragraph-count="23" meta:word-count="142" meta:character-count="794" meta:non-whitespace-character-count="565"/>
  </office:meta>
</office:document-meta>
</file>